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0.5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2" style:family="paragraph" style:parent-style-name="List_20_Paragraph">
      <style:paragraph-properties fo:margin-left="0.37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3" style:family="paragraph" style:parent-style-name="List_20_Paragraph">
      <style:paragraph-properties fo:margin-left="0.37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4" style:family="paragraph" style:parent-style-name="Header">
      <style:paragraph-properties fo:line-height="150%"/>
    </style:style>
    <style:style style:name="P5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P6" style:family="paragraph" style:parent-style-name="Preformatted" style:master-page-name="First_20_Page">
      <style:paragraph-properties style:page-number="auto">
        <style:tab-stops/>
      </style:paragraph-properties>
    </style:style>
    <style:style style:name="P7" style:family="paragraph" style:parent-style-name="Title">
      <style:paragraph-properties fo:margin-left="0in" fo:margin-right="-0.25in" fo:text-indent="0in" style:auto-text-indent="false">
        <style:tab-stops>
          <style:tab-stop style:position="0.8752in"/>
        </style:tab-stops>
      </style:paragraph-properties>
    </style:style>
    <style:style style:name="P8" style:family="paragraph" style:parent-style-name="Standard">
      <style:text-properties style:font-name="Tahoma" fo:font-size="12pt" style:font-size-asian="12pt" style:font-name-complex="Tahoma1" style:font-size-complex="12pt"/>
    </style:style>
    <style:style style:name="P9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0" style:family="paragraph" style:parent-style-name="Standard">
      <style:paragraph-properties>
        <style:tab-stops>
          <style:tab-stop style:position="0in"/>
          <style:tab-stop style:position="0.0626in"/>
          <style:tab-stop style:position="0.6661in"/>
          <style:tab-stop style:position="1.3319in"/>
          <style:tab-stop style:position="1.998in"/>
          <style:tab-stop style:position="2.6638in"/>
          <style:tab-stop style:position="3.25in" style:type="center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4374in" style:type="right"/>
          <style:tab-stop style:position="6.6598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in"/>
          <style:tab-stop style:position="0.6661in"/>
          <style:tab-stop style:position="1in"/>
          <style:tab-stop style:position="1.25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P12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3" style:family="paragraph" style:parent-style-name="Standard">
      <style:paragraph-properties fo:margin-left="0.1252in" fo:margin-right="0in" fo:text-indent="-0.1252in" style:auto-text-indent="false"/>
    </style:style>
    <style:style style:name="P14" style:family="paragraph" style:parent-style-name="Standard">
      <style:paragraph-properties fo:margin-left="0.1252in" fo:margin-right="0in" fo:text-indent="-0.1252in" style:auto-text-indent="false"/>
      <style:text-properties style:font-name="Tahoma" fo:font-size="12pt" style:font-size-asian="12pt" style:font-size-complex="12pt"/>
    </style:style>
    <style:style style:name="P15" style:family="paragraph" style:parent-style-name="Standard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P16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7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18" style:family="paragraph" style:parent-style-name="Standard">
      <style:paragraph-properties fo:margin-left="0.1252in" fo:margin-right="-0.1252in" fo:text-indent="0in" style:auto-text-indent="false" fo:padding-left="0.0555in" fo:padding-right="0.0555in" fo:padding-top="0.0138in" fo:padding-bottom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9" style:family="paragraph" style:parent-style-name="Standard">
      <style:paragraph-properties fo:margin-left="0.1252in" fo:margin-right="-0.1252in" fo:text-indent="0in" style:auto-text-indent="false" fo:padding-left="0.0555in" fo:padding-right="0.0555in" fo:padding-top="0.0138in" fo:padding-bottom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20" style:family="paragraph" style:parent-style-name="Standard">
      <style:paragraph-properties fo:margin-left="0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21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22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T1" style:family="text">
      <style:text-properties style:font-name="Tahoma" fo:font-size="12pt" style:font-size-asian="12pt" style:font-name-complex="Tahoma1" style:font-size-complex="12pt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fo:font-weight="bold" style:font-size-asian="12pt" style:font-weight-asian="bold" style:font-name-complex="Tahoma1" style:font-size-complex="12pt"/>
    </style:style>
    <style:style style:name="T4" style:family="text">
      <style:text-properties style:font-name="Tahoma" fo:font-size="12pt" fo:font-weight="bold" style:font-size-asian="12pt" style:font-weight-asian="bold" style:font-size-complex="12pt"/>
    </style:style>
    <style:style style:name="T5" style:family="text">
      <style:text-properties style:font-name="Tahoma" fo:font-size="12pt" style:text-underline-style="solid" style:text-underline-width="auto" style:text-underline-color="font-color" style:font-size-asian="12pt" style:font-name-complex="Tahoma1" style:font-size-complex="12pt"/>
    </style:style>
    <style:style style:name="T6" style:family="text">
      <style:text-properties style:font-name="Tahoma" fo:font-size="12pt" style:font-name-asian="Arial Unicode MS" style:font-size-asian="12pt" style:language-asian="zh" style:country-asian="HK" style:font-size-complex="12pt"/>
    </style:style>
    <style:style style:name="T7" style:family="text">
      <style:text-properties style:font-name="Tahoma" fo:font-size="4pt" style:font-size-asian="4pt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T10" style:family="text">
      <style:text-properties fo:font-variant="normal" fo:text-transform="none" fo:font-size="12pt" fo:letter-spacing="normal" fo:font-style="normal" style:font-size-asian="12pt" style:font-style-asian="normal" style:font-name-complex="Arial2" style:font-size-complex="12pt" style:font-style-complex="normal" style:font-weight-complex="normal"/>
    </style:style>
    <style:style style:name="T11" style:family="text">
      <style:text-properties fo:font-size="14pt" fo:letter-spacing="normal" fo:font-style="normal" style:font-size-asian="14pt" style:font-style-asian="normal" style:font-name-complex="Arial2" style:font-size-complex="14pt" style:font-style-complex="normal" style:font-weight-complex="normal"/>
    </style:style>
    <style:style style:name="T12" style:family="text">
      <style:text-properties fo:color="#c00000" style:font-name="Tahoma" fo:font-size="12pt" fo:font-weight="bold" style:font-size-asian="12pt" style:font-weight-asian="bold" style:font-size-complex="12pt"/>
    </style:style>
    <style:style style:name="T13" style:family="text">
      <style:text-properties fo:color="#c00000" style:font-name="Tahoma" fo:font-size="12pt" fo:font-weight="bold" style:font-size-asian="12pt" style:font-weight-asian="bold" style:font-name-complex="Tahoma1" style:font-size-complex="12pt"/>
    </style:style>
    <style:style style:name="T14" style:family="text">
      <style:text-properties fo:color="#ff0000" style:font-name="Tahoma" fo:font-size="12pt" fo:font-weight="bold" style:font-size-asian="12pt" style:font-weight-asian="bold" style:font-size-complex="12pt"/>
    </style:style>
    <style:style style:name="T15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_______________________________________________________________________</text:span></text:p>
      <text:p text:style-name="P8"/>
      <text:p text:style-name="P10"><text:span text:style-name="T3"><text:tab/>CIS115<text:tab/></text:span><text:span text:style-name="T9">Introduction to Programming and Logic</text:span><text:span text:style-name="T1"><text:tab/></text:span></text:p>
      <text:p text:style-name="Standard"><text:span text:style-name="T1">_______________________________________________________________________</text:span></text:p>
      <text:p text:style-name="P11"/>
      <text:p text:style-name="P11"/>
      <text:p text:style-name="P7"><text:span text:style-name="Emphasis"><text:span text:style-name="T10">LAB 23<text:tab/></text:span></text:span><text:span text:style-name="Emphasis"><text:span text:style-name="T11">CREATING AND USING A GROUP OF VARIABLES</text:span></text:span></text:p>
      <text:list xml:id="list6927326589614820582" text:style-name="Outline">
        <text:list-item>
          <text:h text:style-name="Heading_20_1" text:outline-level="1"><text:span text:style-name="T5">Objectives</text:span></text:h>
        </text:list-item>
      </text:list>
      <text:p text:style-name="P8"/>
      <text:p text:style-name="P13"><text:span text:style-name="T2">- How to use an array to store a group of values</text:span></text:p>
      <text:p text:style-name="P13"><text:span text:style-name="T2">- How to create an array</text:span></text:p>
      <text:p text:style-name="P13"><text:span text:style-name="T2">- How to initialize an array</text:span></text:p>
      <text:p text:style-name="P13"><text:span text:style-name="T2">- How to access elements in an array</text:span></text:p>
      <text:p text:style-name="P13"><text:span text:style-name="T2">- How to calculate the sum of all elements in an array</text:span></text:p>
      <text:p text:style-name="P14"/>
      <text:p text:style-name="P13"><text:span text:style-name="T5">Goals</text:span></text:p>
      <text:p text:style-name="P15"/>
      <text:p text:style-name="Standard"><text:span text:style-name="T2">In this lab assignment, students will demonstrate the abilities to:</text:span></text:p>
      <text:p text:style-name="P13"><text:span text:style-name="T2">- Use an array to store a group of values</text:span></text:p>
      <text:p text:style-name="P13"><text:span text:style-name="T2">- Create an array</text:span></text:p>
      <text:p text:style-name="P13"><text:span text:style-name="T2">- Initialize an array</text:span></text:p>
      <text:p text:style-name="P13"><text:span text:style-name="T2">- Access elements in an array</text:span></text:p>
      <text:p text:style-name="P13"><text:span text:style-name="T2">- Calculate the sum of all elements in an array</text:span></text:p>
      <text:list xml:id="list39512874" text:continue-numbering="true" text:style-name="Outline">
        <text:list-item>
          <text:h text:style-name="Heading_20_1" text:outline-level="1"><text:span text:style-name="T5">Instruction and Problems</text:span></text:h>
        </text:list-item>
      </text:list>
      <text:p text:style-name="P9"/>
      <text:p text:style-name="P12"><text:span text:style-name="T2">You are asked to either modify or write a C++ program in each of the following problem.</text:span></text:p>
      <text:list xml:id="list39486010" text:continue-numbering="true" text:style-name="Outline">
        <text:list-item>
          <text:list>
            <text:list-item>
              <text:h text:style-name="Heading_20_2" text:outline-level="2"><text:span text:style-name="T1">Problem 1</text:span></text:h>
            </text:list-item>
          </text:list>
        </text:list-item>
      </text:list>
      <text:p text:style-name="P9"/>
      <text:p text:style-name="P16"><text:span text:style-name="T2">A program was written to store and display the salary of 6 workers. <text:s/></text:span></text:p>
      <text:p text:style-name="P17"/>
      <text:p text:style-name="P18"><text:span text:style-name="T1">// File: Lab23P1.cpp</text:span></text:p>
      <text:p text:style-name="P18"><text:span text:style-name="T1">// Created by Man-Chi Leung on 7/13/13</text:span></text:p>
      <text:p text:style-name="P18"><text:span text:style-name="T1">// This program reads and displays salary of 6 workers</text:span></text:p>
      <text:p text:style-name="P19"/>
      <text:p text:style-name="P18"><text:span text:style-name="T1">#include &lt;cstdlib&gt;</text:span></text:p>
      <text:p text:style-name="P18"><text:span text:style-name="T1">#include &lt;iostream&gt;</text:span></text:p>
      <text:p text:style-name="P18"><text:span text:style-name="T1">using namespace std;</text:span></text:p>
      <text:p text:style-name="P19"/>
      <text:p text:style-name="P19"/>
      <text:p text:style-name="P18"><text:span text:style-name="T1">int main()</text:span></text:p>
      <text:p text:style-name="P18"><text:span text:style-name="T1">{</text:span></text:p>
      <text:p text:style-name="P18"><text:span text:style-name="T1"><text:tab/>// Declare array and initialize elements</text:span></text:p>
      <text:p text:style-name="P19"><text:soft-page-break/></text:p>
      <text:p text:style-name="P18"><text:span text:style-name="T1"><text:s text:c="4"/>double salary[6];</text:span></text:p>
      <text:p text:style-name="P18"><text:span text:style-name="T1"><text:tab/></text:span></text:p>
      <text:p text:style-name="P18"><text:span text:style-name="T1"><text:tab/>salary[0] = 0.0;</text:span></text:p>
      <text:p text:style-name="P18"><text:span text:style-name="T1"><text:tab/>salary[1] = 0.0;</text:span></text:p>
      <text:p text:style-name="P18"><text:span text:style-name="T1"><text:tab/>salary[2] = 0.0;</text:span></text:p>
      <text:p text:style-name="P18"><text:span text:style-name="T1"><text:tab/>salary[3] = 0.0;</text:span></text:p>
      <text:p text:style-name="P18"><text:span text:style-name="T1"><text:tab/>salary[4] = 0.0;</text:span></text:p>
      <text:p text:style-name="P18"><text:span text:style-name="T1"><text:tab/>salary[5] = 0.0;</text:span></text:p>
      <text:p text:style-name="P18"><text:span text:style-name="T1"><text:tab/></text:span></text:p>
      <text:p text:style-name="P18"><text:span text:style-name="T1"><text:tab/>// Request array input</text:span></text:p>
      <text:p text:style-name="P18"><text:span text:style-name="T1"><text:s text:c="2"/>cout &lt;&lt; "You will be asked to enter the salary for 6 workers."&lt;&lt; endl;</text:span></text:p>
      <text:p text:style-name="P18"><text:span text:style-name="T1"><text:tab/>cout &lt;&lt; "Enter salary for a worker: ";</text:span></text:p>
      <text:p text:style-name="P18"><text:span text:style-name="T1"><text:tab/>cin &gt;&gt; salary[0];</text:span></text:p>
      <text:p text:style-name="P18"><text:span text:style-name="T1"><text:tab/>cout &lt;&lt; "Enter salary for a worker: ";</text:span></text:p>
      <text:p text:style-name="P18"><text:span text:style-name="T1"><text:tab/>cin &gt;&gt; salary[1];</text:span></text:p>
      <text:p text:style-name="P18"><text:span text:style-name="T1"><text:tab/>cout &lt;&lt; "Enter salary for a worker: ";</text:span></text:p>
      <text:p text:style-name="P18"><text:span text:style-name="T1"><text:tab/>cin &gt;&gt; salary[2];</text:span></text:p>
      <text:p text:style-name="P18"><text:span text:style-name="T1"><text:tab/>cout &lt;&lt; "Enter salary for a worker: ";</text:span></text:p>
      <text:p text:style-name="P18"><text:span text:style-name="T1"><text:tab/>cin &gt;&gt; salary[3];</text:span></text:p>
      <text:p text:style-name="P18"><text:span text:style-name="T1"><text:tab/>cout &lt;&lt; "Enter salary for a worker: ";</text:span></text:p>
      <text:p text:style-name="P18"><text:span text:style-name="T1"><text:tab/>cin &gt;&gt; salary[4];</text:span></text:p>
      <text:p text:style-name="P18"><text:span text:style-name="T1"><text:tab/>cout &lt;&lt; "Enter salary for a worker: ";</text:span></text:p>
      <text:p text:style-name="P18"><text:span text:style-name="T1"><text:tab/>cin &gt;&gt; salary[5];</text:span></text:p>
      <text:p text:style-name="P19"/>
      <text:p text:style-name="P18"><text:span text:style-name="T1"><text:tab/>// Display array values</text:span></text:p>
      <text:p text:style-name="P18"><text:span text:style-name="T1"><text:tab/>cout &lt;&lt; endl;</text:span></text:p>
      <text:p text:style-name="P18"><text:span text:style-name="T1"><text:tab/>cout &lt;&lt; "The salaries you entered are: "&lt;&lt; endl;</text:span></text:p>
      <text:p text:style-name="P18"><text:span text:style-name="T1"><text:tab/></text:span></text:p>
      <text:p text:style-name="P18"><text:span text:style-name="T1"><text:tab/>cout &lt;&lt; salary[0] &lt;&lt; endl;</text:span></text:p>
      <text:p text:style-name="P18"><text:span text:style-name="T1"><text:tab/>cout &lt;&lt; salary[1] &lt;&lt; endl;</text:span></text:p>
      <text:p text:style-name="P18"><text:span text:style-name="T1"><text:tab/>cout &lt;&lt; salary[2] &lt;&lt; endl;</text:span></text:p>
      <text:p text:style-name="P18"><text:span text:style-name="T1"><text:tab/>cout &lt;&lt; salary[3] &lt;&lt; endl;</text:span></text:p>
      <text:p text:style-name="P18"><text:span text:style-name="T1"><text:tab/>cout &lt;&lt; salary[4] &lt;&lt; endl;</text:span></text:p>
      <text:p text:style-name="P18"><text:span text:style-name="T1"><text:tab/>cout &lt;&lt; salary[5] &lt;&lt; endl;</text:span></text:p>
      <text:p text:style-name="P18"><text:span text:style-name="T1"><text:tab/><text:tab/></text:span></text:p>
      <text:p text:style-name="P18"><text:span text:style-name="T1"><text:tab/>system("pause"); </text:span></text:p>
      <text:p text:style-name="P18"><text:span text:style-name="T1"><text:tab/>return 0;</text:span></text:p>
      <text:p text:style-name="P18"><text:span text:style-name="T1">}</text:span></text:p>
      <text:p text:style-name="P17"/>
      <text:p text:style-name="P16"><text:span text:style-name="T12">This program can be shortened by using for loops to initialize, read and display array elements. <text:s/>Please modify the program by using for loops in all possible places.</text:span></text:p>
      <text:p text:style-name="P17"/>
      <text:p text:style-name="P16"><text:soft-page-break/><text:span text:style-name="T2">Please save your C++ program code in a file named </text:span><text:span text:style-name="T4">Lab23P1.cpp</text:span><text:span text:style-name="T2">. <text:s/>Submit both the source code, </text:span><text:span text:style-name="T4">Lab23P1.cpp,</text:span><text:span text:style-name="T2"> file and the executable, </text:span><text:span text:style-name="T4">Lab23P1.exe,</text:span><text:span text:style-name="T2"> to Blackboard for credit. <text:s/></text:span><text:span text:style-name="T4">Do not change the names of these files</text:span><text:span text:style-name="T2">.</text:span></text:p>
      <text:list xml:id="list39499702" text:continue-numbering="true" text:style-name="Outline">
        <text:list-item>
          <text:list>
            <text:list-item>
              <text:h text:style-name="Heading_20_2" text:outline-level="2"><text:span text:style-name="T1">Problem 2</text:span></text:h>
            </text:list-item>
          </text:list>
        </text:list-item>
      </text:list>
      <text:p text:style-name="P9"/>
      <text:p text:style-name="P16"><text:span text:style-name="T2">Write a program to do the following. <text:s/></text:span></text:p>
      <text:list xml:id="list347555502058245265" text:style-name="WWNum2">
        <text:list-item>
          <text:p text:style-name="P1"><text:span text:style-name="T2">Ask the user to enter the balance of 5 saving accounts. <text:s/></text:span></text:p>
        </text:list-item>
        <text:list-item>
          <text:p text:style-name="P1"><text:span text:style-name="T2">Store the data in an array. <text:s/></text:span></text:p>
        </text:list-item>
        <text:list-item>
          <text:p text:style-name="P1"><text:span text:style-name="T2">Display the account balances entered by the user. <text:s/></text:span></text:p>
        </text:list-item>
        <text:list-item>
          <text:p text:style-name="P1"><text:span text:style-name="T2">Calculate and display the total of the 5 accounts.</text:span></text:p>
        </text:list-item>
        <text:list-item>
          <text:p text:style-name="P1"><text:span text:style-name="T2">Examine the account balances. <text:s/>If the balance of an account is below $500, charge a $10 fee to the account. <text:s/></text:span></text:p>
        </text:list-item>
        <text:list-item>
          <text:p text:style-name="P1"><text:span text:style-name="T2">Display all balances again. <text:s/>The following is an example. <text:s/></text:span></text:p>
        </text:list-item>
      </text:list>
      <text:p text:style-name="P2"/>
      <text:p text:style-name="P3"><text:span text:style-name="T12">You MUST USE LOOPS throughout this program where possible.</text:span><text:span text:style-name="T14"> </text:span></text:p>
      <text:p text:style-name="P17"/>
      <text:p text:style-name="P18"><text:span text:style-name="T1">You will be asked to enter the balance of 5 saving accounts.</text:span></text:p>
      <text:p text:style-name="P18"><text:span text:style-name="T1">Enter balance of an account: 1000</text:span></text:p>
      <text:p text:style-name="P18"><text:span text:style-name="T1">Enter balance of an account: 200</text:span></text:p>
      <text:p text:style-name="P18"><text:span text:style-name="T1">Enter balance of an account: 350</text:span></text:p>
      <text:p text:style-name="P18"><text:span text:style-name="T1">Enter balance of an account: 500</text:span></text:p>
      <text:p text:style-name="P18"><text:span text:style-name="T1">Enter balance of an account: 120</text:span></text:p>
      <text:p text:style-name="P19"/>
      <text:p text:style-name="P18"><text:span text:style-name="T1">Balances entered:</text:span><text:bookmark text:name="_GoBack"/></text:p>
      <text:p text:style-name="P18"><text:span text:style-name="T1">1000</text:span></text:p>
      <text:p text:style-name="P18"><text:span text:style-name="T1">200</text:span></text:p>
      <text:p text:style-name="P18"><text:span text:style-name="T1">350</text:span></text:p>
      <text:p text:style-name="P18"><text:span text:style-name="T1">500</text:span></text:p>
      <text:p text:style-name="P18"><text:span text:style-name="T1">120</text:span></text:p>
      <text:p text:style-name="P19"/>
      <text:p text:style-name="P18"><text:span text:style-name="T1">Total: 2170</text:span></text:p>
      <text:p text:style-name="P19"/>
      <text:p text:style-name="P18"><text:span text:style-name="T1">Apply $10 fee for accounts with balance below $500.</text:span></text:p>
      <text:p text:style-name="P18"><text:span text:style-name="T1">New balances:</text:span></text:p>
      <text:p text:style-name="P18"><text:span text:style-name="T1">1000</text:span></text:p>
      <text:p text:style-name="P18"><text:span text:style-name="T1">190</text:span></text:p>
      <text:p text:style-name="P18"><text:span text:style-name="T1">340</text:span></text:p>
      <text:p text:style-name="P18"><text:span text:style-name="T1">500</text:span></text:p>
      <text:p text:style-name="P18"><text:span text:style-name="T1">110</text:span></text:p>
      <text:p text:style-name="P18"><text:span text:style-name="T1">Press any key to continue . . .</text:span></text:p>
      <text:p text:style-name="P20"/>
      <text:p text:style-name="P16"><text:soft-page-break/><text:span text:style-name="T2">Please save your C++ program code in a file named </text:span><text:span text:style-name="T4">Lab23P2.cpp</text:span><text:span text:style-name="T2">. <text:s/>Submit both the source code, </text:span><text:span text:style-name="T4">Lab23P2.cpp,</text:span><text:span text:style-name="T2"> file and the executable, </text:span><text:span text:style-name="T4">Lab23P2.exe,</text:span><text:span text:style-name="T2"> to Blackboard for credit. <text:s/></text:span><text:span text:style-name="T4">Do not change the names of these files</text:span><text:span text:style-name="T2">.</text:span></text:p>
      <text:list xml:id="list39505080" text:continue-list="list39499702" text:style-name="Outline">
        <text:list-item>
          <text:h text:style-name="Heading_20_1" text:outline-level="1"><text:span text:style-name="T5">Grading rubric for each problem</text:span></text:h>
        </text:list-item>
      </text:list>
      <text:p text:style-name="P21"/>
      <text:p text:style-name="P22"><text:span text:style-name="T1">Program 1:</text:span></text:p>
      <text:p text:style-name="P16"><text:span text:style-name="T6">Using loop to declare and initialize array [10 points]</text:span></text:p>
      <text:p text:style-name="P16"><text:span text:style-name="T6">Using loop to read and store data in array [10]</text:span></text:p>
      <text:p text:style-name="P16"><text:span text:style-name="T6">Using loop to display array elements [10 points]</text:span></text:p>
      <text:p text:style-name="P21"/>
      <text:p text:style-name="P22"><text:span text:style-name="T1">Program 2:</text:span></text:p>
      <text:p text:style-name="P16"><text:span text:style-name="T6">Declaration and initializing array [10 points]</text:span></text:p>
      <text:p text:style-name="P16"><text:span text:style-name="T6">Storing data in array [10]</text:span></text:p>
      <text:p text:style-name="P16"><text:span text:style-name="T6">Displaying array elements [10 points]</text:span></text:p>
      <text:p text:style-name="P16"><text:span text:style-name="T6">Calculating sum of array elements [20 points]</text:span></text:p>
      <text:p text:style-name="P16"><text:span text:style-name="T6">Applying fee to accounts [20 points]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/>
      <style:text-properties fo:font-variant="small-caps" fo:font-size="18pt" fo:letter-spacing="0.0035in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line-height="113%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line-height="113%"/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13%"/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line-height="113%"/>
      <style:text-properties fo:font-size="12pt" fo:font-style="italic" style:font-size-asian="12pt" style:font-style-asian="italic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line-height="113%" fo:background-color="#ffffff">
        <style:background-image/>
      </style:paragraph-properties>
      <style:text-properties fo:color="#595959" fo:letter-spacing="0.0035in" fo:font-weight="bold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line-height="113%"/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" style:family="paragraph" style:parent-style-name="Standard" style:default-outline-level="" style:list-style-name="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size-asian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2335in" fo:margin-right="0in" fo:text-indent="-0.25in" style:auto-text-indent="false">
        <style:tab-stops>
          <style:tab-stop style:position="0.25in"/>
          <style:tab-stop style:position="0.483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0pt" style:font-size-asian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text-align="start" style:justify-single-word="false"/>
      <style:text-properties fo:font-variant="small-caps"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8in" fo:margin-right="0.8in" fo:margin-top="0.1665in" fo:margin-bottom="0.1665in" fo:line-height="125%" fo:text-align="justify" style:justify-single-word="false" fo:text-indent="0in" style:auto-text-indent="false" fo:padding-left="0in" fo:padding-right="0in" fo:padding-top="0.139in" fo:padding-bottom="0.139in" fo:border-left="none" fo:border-right="none" fo:border-top="0.0071in solid #00000a" fo:border-bottom="0.0071in solid #00000a"/>
      <style:text-properties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caption" style:family="paragraph" style:parent-style-name="Standard" style:default-outline-level="" style:list-style-name="">
      <style:text-properties fo:color="#858585" fo:font-size="9pt" fo:font-weight="bold" style:font-size-asian="9pt" style:font-weight-asian="bold" style:font-size-complex="9pt" style:font-weight-complex="bold"/>
    </style:style>
    <style:style style:name="Style_5f_CIS115" style:display-name="Style_CIS115" style:family="paragraph" style:parent-style-name="Standard" style:default-outline-level="" style:list-style-name="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variant="small-caps" fo:font-size="14pt" style:font-size-asian="14pt" style:font-size-complex="14pt"/>
    </style:style>
    <style:style style:name="Heading_20_1_20_Char" style:display-name="Heading 1 Char" style:family="text" style:parent-style-name="Default_20_Paragraph_20_Font">
      <style:text-properties fo:font-variant="small-caps" fo:font-size="18pt" fo:letter-spacing="0.0035in" style:font-size-asian="18pt" style:font-size-complex="1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ody_20_Text_20_Indent_20_2_20_Char" style:display-name="Body Text Indent 2 Char" style:family="text" style:parent-style-name="Default_20_Paragraph_20_Font">
      <style:text-properties style:font-name="Tahoma" fo:font-size="10pt" style:font-name-asian="Times New Roman" style:font-size-asian="10pt" style:font-name-complex="Times New Roman" style:font-size-complex="12pt"/>
    </style:style>
    <style:style style:name="Title_20_Char" style:display-name="Title Char" style:family="text" style:parent-style-name="Default_20_Paragraph_20_Font">
      <style:text-properties fo:font-variant="small-caps" fo:font-size="26pt" style:font-size-asian="26pt" style:font-size-complex="2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_20_Char" style:display-name="Heading 4 Char" style:family="text" style:parent-style-name="Default_20_Paragraph_20_Font"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595959" fo:letter-spacing="0.0035in"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_20_Char" style:display-name="Heading 9 Char" style:family="text" style:parent-style-name="Default_20_Paragraph_20_Fon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/>
    </style:style>
    <style:style style:name="Intense_20_Reference" style:display-name="Intense Reference" style:family="text">
      <style:text-properties fo:font-variant="small-caps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style-complex="italic"/>
    </style:style>
    <style:style style:name="No_20_Spacing_20_Char" style:display-name="No Spacing Char" style:family="text" style:parent-style-name="Default_20_Paragraph_20_Font"/>
    <style:style style:name="Style_5f_CIS115_20_Char" style:display-name="Style_CIS115 Char" style:family="text" style:parent-style-name="Default_20_Paragraph_20_Font">
      <style:text-properties style:font-name="Tahoma" fo:font-size="12pt" style:font-size-asian="12pt" style:font-name-complex="Tahoma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50%"/>
    </style:style>
    <style:style style:name="MP2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MT1" style:family="text">
      <style:text-properties style:font-name="Tahoma" fo:font-size="4pt" style:font-size-asian="4pt"/>
    </style:style>
    <style:style style:name="MT2" style:family="text">
      <style:text-properties style:font-name="Tahoma" fo:font-size="9pt" style:font-size-asian="9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  <text:p text:style-name="MP2"><text:span text:style-name="MT2"><text:tab/>CIS115<text:tab/>Lab 23<text:tab/>Page </text:span><text:page-number text:select-page="current">7</text:page-number></text:p>
        <text:p text:style-name="Header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-Chi</meta:initial-creator>
    <dc:creator>Mary Orazem</dc:creator>
    <meta:editing-cycles>126</meta:editing-cycles>
    <meta:creation-date>2011-12-18T14:13:00</meta:creation-date>
    <dc:date>2015-02-18T20:01:00</dc:date>
    <meta:editing-duration>PT17M16S</meta:editing-duration>
    <meta:generator>OpenOffice/4.1.1$Win32 OpenOffice.org_project/411m6$Build-9775</meta:generator>
    <meta:document-statistic meta:table-count="0" meta:image-count="0" meta:object-count="0" meta:page-count="4" meta:paragraph-count="114" meta:word-count="662" meta:character-count="4194"/>
    <meta:user-defined meta:name="AppVersion">15.0000</meta:user-defined>
    <meta:user-defined meta:name="Company">Wake Te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